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/>
    <style:font-face style:name="CMU Serif Extra1" svg:font-family="'CMU Serif Extra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Latin Modern Roman Slanted" svg:font-family="'Latin Modern Roman Slanted'" style:font-pitch="variable"/>
    <style:font-face style:name="Roboto Light" svg:font-family="'Roboto Light'" style:font-adornments="Light" style:font-pitch="variable"/>
    <style:font-face style:name="Roboto Thin" svg:font-family="'Roboto Thin'" style:font-adornments="Thi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7e13"/>
    </style:style>
    <style:style style:name="P2" style:family="paragraph" style:parent-style-name="Text_20_body">
      <style:text-properties officeooo:paragraph-rsid="001f02e3"/>
    </style:style>
    <style:style style:name="P3" style:family="paragraph" style:parent-style-name="Text_20_body">
      <style:text-properties officeooo:rsid="001f02e3" officeooo:paragraph-rsid="001f02e3"/>
    </style:style>
    <style:style style:name="P4" style:family="paragraph" style:parent-style-name="Text_20_body">
      <style:paragraph-properties fo:text-align="justify" style:justify-single-word="false"/>
      <style:text-properties officeooo:rsid="001f02e3" officeooo:paragraph-rsid="001f02e3"/>
    </style:style>
    <style:style style:name="P5" style:family="paragraph">
      <loext:graphic-properties draw:fill="none" draw:fill-color="#000000"/>
      <style:paragraph-properties fo:text-align="center"/>
    </style:style>
    <style:style style:name="T1" style:family="text">
      <style:text-properties fo:font-variant="normal" fo:text-transform="none" fo:color="#222222" style:font-name="CMU Serif Extra" fo:letter-spacing="normal" officeooo:rsid="001d7e13"/>
    </style:style>
    <style:style style:name="T2" style:family="text">
      <style:text-properties fo:font-variant="normal" fo:text-transform="none" fo:color="#222222" style:font-name="cmmi10" fo:letter-spacing="normal"/>
    </style:style>
    <style:style style:name="T3" style:family="text">
      <style:text-properties fo:font-variant="normal" fo:text-transform="none" fo:color="#222222" style:font-name="cmmi10" fo:letter-spacing="normal" officeooo:rsid="001f02e3"/>
    </style:style>
    <style:style style:name="T4" style:family="text">
      <style:text-properties fo:font-variant="normal" fo:text-transform="none" fo:color="#222222" style:font-name="cmmi10" fo:letter-spacing="normal" officeooo:rsid="001d7e13"/>
    </style:style>
    <style:style style:name="T5" style:family="text">
      <style:text-properties fo:font-variant="normal" fo:text-transform="none" fo:color="#222222" style:font-name="CMU Serif Extra" fo:letter-spacing="normal"/>
    </style:style>
    <style:style style:name="T6" style:family="text">
      <style:text-properties fo:font-variant="normal" fo:text-transform="none" fo:color="#222222" style:font-name="CMU Serif Extra" fo:letter-spacing="normal" officeooo:rsid="001f02e3"/>
    </style:style>
    <style:style style:name="T7" style:family="text">
      <style:text-properties fo:font-variant="normal" fo:text-transform="none" fo:color="#222222" style:font-name="CMU Serif Extra" fo:letter-spacing="normal" fo:font-weight="bold" style:font-weight-asian="bold" style:font-weight-complex="bold"/>
    </style:style>
    <style:style style:name="T8" style:family="text">
      <style:text-properties fo:font-variant="normal" fo:text-transform="none" fo:color="#222222" style:font-name="CMU Serif Extra" fo:letter-spacing="normal" fo:font-weight="bold" officeooo:rsid="00210039" style:font-weight-asian="bold" style:font-weight-complex="bold"/>
    </style:style>
    <style:style style:name="T9" style:family="text">
      <style:text-properties fo:font-variant="normal" fo:text-transform="none" fo:color="#222222" style:font-name="CMU Serif Extra" fo:letter-spacing="normal" fo:font-weight="bold" officeooo:rsid="001f02e3" style:font-weight-asian="bold" style:font-weight-complex="bold"/>
    </style:style>
    <style:style style:name="T10" style:family="text">
      <style:text-properties fo:font-variant="normal" fo:text-transform="none" fo:color="#222222" style:font-name="CMU Serif Extra" fo:letter-spacing="normal" officeooo:rsid="00210039"/>
    </style:style>
    <style:style style:name="T11" style:family="text">
      <style:text-properties fo:font-variant="normal" fo:text-transform="none" fo:color="#222222" style:font-name="Abyssinica SIL" fo:letter-spacing="normal"/>
    </style:style>
    <style:style style:name="T12" style:family="text">
      <style:text-properties fo:font-variant="normal" fo:text-transform="none" fo:color="#222222" style:font-name="Abyssinica SIL" fo:letter-spacing="normal" officeooo:rsid="001f02e3"/>
    </style:style>
    <style:style style:name="T13" style:family="text">
      <style:text-properties fo:font-variant="normal" fo:text-transform="none" fo:color="#222222" style:font-name="Abyssinica SIL" fo:letter-spacing="normal" officeooo:rsid="001d7e13"/>
    </style:style>
    <style:style style:name="T14" style:family="text">
      <style:text-properties fo:font-variant="normal" fo:text-transform="none" fo:color="#222222" style:font-name="Latin Modern Roman Slanted" fo:letter-spacing="normal" officeooo:rsid="001d7e13"/>
    </style:style>
    <style:style style:name="T15" style:family="text">
      <style:text-properties style:font-name="CMU Serif Extra" officeooo:rsid="001d7e13"/>
    </style:style>
    <style:style style:name="T16" style:family="text">
      <style:text-properties style:font-name="CMU Serif Extra" fo:font-weight="bold" officeooo:rsid="001d7e13" style:font-weight-asian="bold" style:font-weight-complex="bold"/>
    </style:style>
    <style:style style:name="gr1" style:family="graphic">
      <style:graphic-properties svg:stroke-width="0.019cm" svg:stroke-color="#000000" draw:marker-start-width="0.381cm" draw:marker-end-width="0.381cm" draw:fill="none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6"/></text:p>
      <text:p text:style-name="P2"><text:span text:style-name="T16"/></text:p>
      <text:p text:style-name="P2"><text:span text:style-name="T16">Eingabe:</text:span><text:span text:style-name="T15"> </text:span><text:span text:style-name="T3">x</text:span><text:span text:style-name="T15"> </text:span><text:span text:style-name="T13">∊</text:span><text:span text:style-name="T1"> </text:span><text:span text:style-name="T13">ℕ</text:span><text:span text:style-name="T1">, </text:span><text:span text:style-name="T3">x</text:span><text:span text:style-name="T1"> </text:span><text:span text:style-name="T3"><text:s text:c="2"/></text:span><text:span text:style-name="T4">&gt;</text:span><text:span text:style-name="T1"> </text:span><text:span text:style-name="T4"><text:s/></text:span><text:span text:style-name="T3">2</text:span></text:p>
      <text:p text:style-name="P2"><text:span text:style-name="T3">y <text:s/></text:span><text:span text:style-name="T6"><text:s/>← 2</text:span></text:p>
      <text:p text:style-name="Text_20_body"><text:span text:style-name="T9">Solange</text:span><text:span text:style-name="T6"> </text:span><text:span text:style-name="T3">x</text:span><text:span text:style-name="T6"> mod </text:span><text:span text:style-name="T3">y</text:span><text:span text:style-name="T6"> </text:span><text:span text:style-name="T12">≠</text:span><text:span text:style-name="T6">0 </text:span><text:span text:style-name="T8">tue</text:span></text:p>
      <text:p text:style-name="P3"><draw:line text:anchor-type="paragraph" draw:z-index="0" draw:name="Form1" draw:style-name="gr1" draw:text-style-name="P5" svg:x1="0.344cm" svg:y1="-0.286cm" svg:x2="0.344cm" svg:y2="0.728cm"><text:p/></draw:line><text:span text:style-name="T5"><text:tab/></text:span><text:span text:style-name="T2">y</text:span><text:span text:style-name="T5"> ← </text:span><text:span text:style-name="T2">y</text:span><text:span text:style-name="T5"> + 1</text:span></text:p>
      <text:p text:style-name="P4"><text:span text:style-name="T7">Ausgabe:</text:span><text:span text:style-name="T5"> </text:span><text:span text:style-name="T2">x</text:span><text:span text:style-name="T5"> = </text:span><text:span text:style-name="T2">y</text:span><text:span text:style-name="T5">?</text:span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/>
    <style:font-face style:name="CMU Serif Extra1" svg:font-family="'CMU Serif Extra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Latin Modern Roman Slanted" svg:font-family="'Latin Modern Roman Slanted'" style:font-pitch="variable"/>
    <style:font-face style:name="Roboto Light" svg:font-family="'Roboto Light'" style:font-adornments="Light" style:font-pitch="variable"/>
    <style:font-face style:name="Roboto Thin" svg:font-family="'Roboto Thin'" style:font-adornments="Thi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shadow="none"/>
      <style:text-properties fo:color="#333333" style:font-name="Roboto Light" fo:font-family="'Roboto Light'" style:font-style-name="Light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oboto Thin" fo:font-family="'Roboto Thin'" style:font-style-name="Thin" style:font-pitch="variable" fo:font-size="14pt" fo:font-weight="25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padding="0.049cm" fo:border-left="none" fo:border-right="none" fo:border-top="none" fo:border-bottom="0.14pt solid #3399ff" style:shadow="none">
        <style:tab-stops/>
        <style:drop-cap/>
      </style:paragraph-properties>
      <style:text-properties fo:font-size="28pt" style:text-underline-style="none" fo:font-weight="bold" officeooo:rsid="001c18e6" style:font-size-asian="28pt" style:font-weight-asian="bold" style:font-size-complex="28pt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officeooo:rsid="001c18e6" style:font-size-asian="10.5pt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.6cm" loext:contextual-spacing="false" fo:text-align="start" style:justify-single-word="false" fo:text-indent="0cm" style:auto-text-indent="false"/>
      <style:text-properties fo:font-size="18pt" officeooo:rsid="001c18e6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0:43:27.750682033</meta:creation-date>
    <dc:title>Roboto Light</dc:title>
    <meta:editing-duration>PT38M42S</meta:editing-duration>
    <meta:editing-cycles>2</meta:editing-cycles>
    <meta:generator>LibreOffice/5.1.6.2$Linux_X86_64 LibreOffice_project/10m0$Build-2</meta:generator>
    <dc:date>2017-11-04T21:52:40.386954360</dc:date>
    <meta:document-statistic meta:table-count="0" meta:image-count="0" meta:object-count="0" meta:page-count="1" meta:paragraph-count="5" meta:word-count="25" meta:character-count="78" meta:non-whitespace-character-count="52"/>
  </office:meta>
</office:document-meta>
</file>